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style:punctuation-wrap="hanging" style:line-break="stric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0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9ff66" fo:font-size="13pt" style:font-size-asian="13pt" style:font-size-complex="13pt"/>
    </style:style>
    <style:style style:name="T3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user-transformed="true">
          <draw:text-box>
            <text:p><text:span text:style-name="T1">I have decided</text:span><text:span text:style-name="T1"><text:line-break/></text:span><text:span text:style-name="T2">(Eugene Thomas, Holland Davis)</text:span></text:p>
          </draw:text-box>
        </draw:frame>
        <draw:frame presentation:style-name="pr2" draw:text-style-name="P3" draw:layer="layout" svg:width="28cm" svg:height="13cm" svg:x="0cm" svg:y="4.333cm" presentation:class="outline" presentation:user-transformed="true">
          <draw:text-box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No turning back</text:span></text:p>
            <text:p text:style-name="P2"><text:span text:style-name="T3">No turning b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 text:style-name="P3"><text:span text:style-name="T4">The world behind me, the cross before me</text:span></text:p>
              </text:list-item>
              <text:list-item>
                <text:p text:style-name="P3"><text:span text:style-name="T4">The world behind me, the cross before me</text:span></text:p>
              </text:list-item>
              <text:list-item>
                <text:p text:style-name="P3"><text:span text:style-name="T4">The world behind me, the cross before me</text:span></text:p>
              </text:list-item>
              <text:list-item>
                <text:p text:style-name="P3"><text:span text:style-name="T4">No turning back</text:span></text:p>
              </text:list-item>
              <text:list-item>
                <text:p text:style-name="P3"><text:span text:style-name="T4">No turning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 text:style-name="P3"><text:span text:style-name="T4">Though none go with me, still I will follow</text:span></text:p>
              </text:list-item>
              <text:list-item>
                <text:p text:style-name="P3"><text:span text:style-name="T4">Though none go with me, still I will follow</text:span></text:p>
              </text:list-item>
              <text:list-item>
                <text:p text:style-name="P3"><text:span text:style-name="T4">Though none go with me, still I will follow</text:span></text:p>
              </text:list-item>
              <text:list-item>
                <text:p text:style-name="P3"><text:span text:style-name="T4">No turning back</text:span></text:p>
              </text:list-item>
              <text:list-item>
                <text:p text:style-name="P3"><text:span text:style-name="T4">No turning back</text:span></text:p>
              </text:list-item>
            </text:list>
          </draw:text-box>
        </draw:frame>
        <draw:custom-shape draw:style-name="gr2" draw:text-style-name="P6" draw:layer="layout" svg:width="21.6cm" svg:height="1.782cm" svg:x="3.2cm" svg:y="14.418cm">
          <text:list text:style-name="L3">
            <text:list-header>
              <text:p text:style-name="P5"><text:span text:style-name="T5">“</text:span><text:span text:style-name="T5">I have decided to follow Jesus” Words &amp; music by Eugene Thomas and Holland Davis</text:span></text:p>
            </text:list-header>
          </text:list>
          <text:p text:style-name="P5"><text:span text:style-name="T5">© 2005 Davis, Holland (Admin. by Worshipsong.com)</text:span></text:p>
          <text:p text:style-name="P5"><text:span text:style-name="T6">Used by Permission </text:span><text:span text:style-name="T5">CCLI License #89350</text:span><text:span text:style-name="T6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3-05T17:37:24.018071621</dc:date>
    <meta:editing-duration>PT2H14M46S</meta:editing-duration>
    <meta:editing-cycles>37</meta:editing-cycles>
    <meta:generator>LibreOffice/5.0.3.2$Linux_X86_64 LibreOffice_project/00m0$Build-2</meta:generator>
    <dc:creator>irvy </dc:creator>
    <meta:document-statistic meta:object-count="39"/>
  </office:meta>
</office:document-meta>
</file>